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ment.execute( final XMLConsumer consumer , ObjectModel objectModel , ExecutionContext executionContext , MacroContext macroContext , NamespacesTable namespaces , Event startEvent , Event endEv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Comment.Comment( ParsingContext parsingContext , StartElement raw , Attributes attrs , Stack st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